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09</text:p>
      <text:p text:style-name="P1"/>
      <text:p text:style-name="P2">Etap I</text:p>
      <text:p text:style-name="P3"/>
      <text:p text:style-name="P3">kierpce są tradycyjnym obuwiem górali czy Kaszubuów <text:s text:c="29"/><text:span text:style-name="T2"><text:s text:c="2"/>górale</text:span></text:p>
      <text:p text:style-name="P3">jak brzmi skrot nazwy rządowej instytucji USA zajmującej się badaniami kosmicznymi</text:p>
      <text:p text:style-name="P3">którą postać historyczną nazwano dziewicą orleańską <text:s text:c="31"/><text:span text:style-name="T2"><text:s/>Joanna D'Arc</text:span></text:p>
      <text:p text:style-name="P3">czy węgiel wchodzi w skład białek <text:s text:c="62"/><text:span text:style-name="T2">TAK</text:span></text:p>
      <text:p text:style-name="P3">o czym zapomniał wół <text:s text:c="80"/><text:span text:style-name="T2"><text:s/>jak cielęciem był</text:span></text:p>
      <text:p text:style-name="P3">cześcią którego miasta jest Saska Kępa <text:s text:c="54"/><text:span text:style-name="T2"><text:s/>Warszawa</text:span></text:p>
      <text:p text:style-name="P3">Nigdy więcej wojny jest zdaniem czy równoważnikiem zdania <text:s text:c="16"/><text:span text:style-name="T2"><text:s/>równoważnik </text:span></text:p>
      <text:p text:style-name="P3">wokalistą którego zespołu był Sting <text:s text:c="60"/><text:span text:style-name="T2">The Police</text:span></text:p>
      <text:p text:style-name="P3">ile rogów ma nosorożec indyjski <text:s text:c="65"/><text:span text:style-name="T2"><text:s/>jeden</text:span></text:p>
      <text:p text:style-name="P3">jak z greki nazywa się zapalony miłośnik muzyki <text:s text:c="38"/><text:span text:style-name="T2"><text:s/>meloman</text:span></text:p>
      <text:p text:style-name="P3">jak nazywa się organizacja zrzeszająca pilotów, skoczków <text:s text:c="24"/><text:span text:style-name="T2"><text:s/>aeroklub</text:span></text:p>
      <text:p text:style-name="P3">pielmienie to smażone ryby, małe pierożki czy deserowe ciasteczka <text:s text:c="9"/><text:span text:style-name="T2"><text:s/>pierożki</text:span></text:p>
      <text:p text:style-name="P3">ile lat trwała wędrówka Żydów do ziemii obiecanej <text:s text:c="34"/><text:span text:style-name="T2"><text:s/>40 lat </text:span></text:p>
      <text:p text:style-name="P3">jak nazywa się przedstawienie lwa z ludzką głową <text:s text:c="36"/><text:span text:style-name="T2"><text:s/>sfinks</text:span></text:p>
      <text:p text:style-name="P3">jak ma na imię żona Shreka <text:s text:c="72"/><text:span text:style-name="T2"><text:s/>Fiona</text:span></text:p>
      <text:p text:style-name="P3">jak nazywa się Bank Centralny w Polsce <text:s text:c="52"/><text:span text:style-name="T2"><text:s/>NBP</text:span></text:p>
      <text:p text:style-name="P3">z ilu elektrod składa się dioda <text:s text:c="68"/><text:span text:style-name="T2"><text:s text:c="2"/>z dwóch</text:span></text:p>
      <text:p text:style-name="P3">czy długość skoku kangura olbrzymiego może być dłuższa niż 10 m <text:s text:c="8"/><text:span text:style-name="T2"><text:s/>TAK</text:span></text:p>
      <text:p text:style-name="P3">kto jest autorem Ferdydurke <text:s text:c="73"/><text:span text:style-name="T2">Gombrowicz</text:span></text:p>
      <text:p text:style-name="P3">do którego rodzaju transportu: lądowego, lotniczego czy szynowego należy Pendolino <text:s/><text:span text:style-name="T2">szynowy</text:span></text:p>
      <text:p text:style-name="P3"/>
      <text:p text:style-name="P2">Etap II</text:p>
      <text:p text:style-name="P3"/>
      <text:p text:style-name="P3">co znaczy łacińskie słowo veto <text:s text:c="67"/><text:span text:style-name="T2"><text:s text:c="2"/>sprzeciw</text:span></text:p>
      <text:p text:style-name="P3">jak w pianinie ustawione są struny: pionowo czy poziomo <text:s text:c="25"/><text:span text:style-name="T2"><text:s/>pionowo</text:span></text:p>
      <text:p text:style-name="P3">w 1939 Niemcy utworzyli GG, kto został dowódcą <text:s text:c="36"/><text:span text:style-name="T2"><text:s/>Hans Frank</text:span></text:p>
      <text:p text:style-name="P3">jaki urzędowy język obowiązuje w Panamie <text:s text:c="48"/><text:span text:style-name="T2">hiszpański <text:s/></text:span><text:s/></text:p>
      <text:p text:style-name="P3">w którym lesie żył Robin Hood <text:s text:c="67"/><text:span text:style-name="T2"><text:s/>Sherwood</text:span></text:p>
      <text:p text:style-name="P3">który gatunek bociana jest w Polsce objęty ochroną czarny, biały czy oba <text:s/><text:span text:style-name="T2">Oba</text:span></text:p>
      <text:p text:style-name="P3">jak nazywa się stolica Luksemburga <text:s text:c="58"/><text:span text:style-name="T2"><text:s text:c="2"/>Luksemburg </text:span></text:p>
      <text:p text:style-name="P3">Lornią to nazwa gwiazdozbioru czy rodzaj okularów <text:s text:c="33"/><text:span text:style-name="T2">okulary</text:span></text:p>
      <text:p text:style-name="P3">który przyrząd służy do pomiaru natężenia prądu w obwodzie <text:s text:c="18"/><text:span text:style-name="T2"><text:s/>amperomierz</text:span></text:p>
      <text:p text:style-name="P3">przełożony żydowskiej gminy wyznaniowej <text:s text:c="44"/><text:span text:style-name="T2"><text:s text:c="3"/>rabin</text:span></text:p>
      <text:p text:style-name="P3">jak nazywali się autorzy manifestu komunistycznego <text:s text:c="32"/><text:span text:style-name="T2"><text:s/>Marks i Engels</text:span></text:p>
      <text:p text:style-name="P3">czy sekutnica to kobieta złośliwa czy łagodna <text:s text:c="44"/><text:span text:style-name="T2"><text:s/>kłótliwa</text:span></text:p>
      <text:p text:style-name="P3">w refektarzu klasztoru w Mediolanie znajduje się malowidło da Vinci, tytuł <text:s/></text:p>
      <text:p text:style-name="P3"><text:s/><text:span text:style-name="T2">Ostania wieczerza</text:span></text:p>
      <text:p text:style-name="P3">jak odczytujemy rzymską CL <text:s text:c="70"/><text:span text:style-name="T2"><text:s/>150</text:span> <text:s text:c="67"/></text:p>
      <text:p text:style-name="P3">jak nazywa się główny alkaloid występujący w liściach tytoniu <text:s text:c="17"/><text:span text:style-name="T2"><text:s/>nikotyna</text:span></text:p>
      <text:p text:style-name="P3">co ucieramy z białkiem oraz cukrem aby otrzymać marcepan <text:s text:c="20"/><text:span text:style-name="T2"><text:s/>migdały</text:span></text:p>
      <text:p text:style-name="P3">czy w grupie instrumentów dętych są instrumenty klawiszowe <text:s text:c="18"/><text:span text:style-name="T2"><text:s/>TAK</text:span></text:p>
      <text:p text:style-name="P3">który rzymski cesarz w 135 r doszczętnie zniszczył Jerozolimę <text:s text:c="18"/><text:span text:style-name="T2"><text:s/>Hadrian</text:span></text:p>
      <text:p text:style-name="P3">jak nazywa się doktryna filozoficzna wg której przyjemność jest głównym celem życia</text:p>
      <text:p text:style-name="P4"><text:soft-page-break/>hedonizm</text:p>
      <text:p text:style-name="P3">Hala Szrenicka lezy w Tatrach czy Karkonoszach <text:s text:c="40"/><text:span text:style-name="T2">Karkonosze</text:span></text:p>
      <text:p text:style-name="P3">dokończ cytat: Nie czas żałować róż...... <text:s text:c="52"/><text:span text:style-name="T2"><text:s text:c="2"/>gdy płoną lasy</text:span></text:p>
      <text:p text:style-name="P3">do czego służył tamborek <text:s text:c="76"/><text:span text:style-name="T2"><text:s text:c="3"/>haftowanie</text:span></text:p>
      <text:p text:style-name="P3">korek pływający po powierzchni wody to przykład działania prawa ohma czy <text:span text:style-name="T2">archimedesa</text:span></text:p>
      <text:p text:style-name="P3">w ilu polskich miastach były rozgrywane mecze Euro 2012 <text:s text:c="24"/><text:span text:style-name="T2"><text:s/>cztery</text:span></text:p>
      <text:p text:style-name="P3">która roślina z rodziny bobowatych nazywana jest grochem włoski <text:s text:c="13"/><text:span text:style-name="T2">ciecierzyca</text:span></text:p>
      <text:p text:style-name="P3">co ile lat odbywa się w Krakowie Festiwal Miłosza co rok, co dwa czy co trzy <text:s text:c="2"/><text:span text:style-name="T2">co dwa lata</text:span></text:p>
      <text:p text:style-name="P3">jak brzmi tytuł arystokratyczny pośredni między księciem a hrabią <text:s text:c="13"/><text:span text:style-name="T2">markiz</text:span></text:p>
      <text:p text:style-name="P3">na przełomie których stuleci toczy się akcja powieśći Noce i Dnie <text:s text:c="13"/><text:span text:style-name="T2"><text:s/>XIX/XX</text:span></text:p>
      <text:p text:style-name="P3">ile zer ma w Polsce kwadrylion, 12, 24 czy 36 <text:s text:c="43"/><text:span text:style-name="T2"><text:s/>24</text:span></text:p>
      <text:p text:style-name="P3">co trzyma w ręku chłopiec na obrazie Władysława Podkowińskiego Dzieci w ogrodzie</text:p>
      <text:p text:style-name="P4">konewkę</text:p>
      <text:p text:style-name="P3">podaj wzór chemiczny ciężkiej wody <text:s text:c="58"/><text:span text:style-name="T2"><text:s/>D2O</text:span></text:p>
      <text:p text:style-name="P3">jak nazywa się laureat Oscara, polski scenograf filmów Lista Schindlera i Pan Tadeusz </text:p>
      <text:p text:style-name="P4">Allan Starski</text:p>
      <text:p text:style-name="P3">na którym kontynencie znajduje się teleskop Alma <text:s text:c="35"/><text:span text:style-name="T2">Ameryka płd</text:span></text:p>
      <text:p text:style-name="P3">kto skomponował więcej symfoni Beethoven czy Haydn <text:s text:c="23"/><text:span text:style-name="T2"><text:s text:c="2"/>Haydn</text:span></text:p>
      <text:p text:style-name="P3">jakie trzy kolory ma flaga Iranu <text:s text:c="62"/><text:span text:style-name="T2"><text:s text:c="3"/>bia, cze, zie</text:span></text:p>
      <text:p text:style-name="P3">jak brzmi panieńskie nazwisko Ireny Szewińskiej <text:s text:c="33"/><text:span text:style-name="T2"><text:s text:c="3"/>Kirsenstein </text:span><text:s/></text:p>
      <text:p text:style-name="P3">czy święty Antoni Padewski urodził się w Padwie <text:s text:c="36"/><text:span text:style-name="T2">NIE, w Lizbonie</text:span></text:p>
      <text:p text:style-name="P3">kto wyszedł za mąż w tytule filmu Coppolli z 1986 <text:s text:c="33"/><text:span text:style-name="T2"><text:s/>Peggy Sue</text:span></text:p>
      <text:p text:style-name="P3">ile par strun ma mandolina <text:s text:c="72"/><text:span text:style-name="T2"><text:s/>cztery</text:span></text:p>
      <text:p text:style-name="P3">częściami której księgi są Miszna i Gemara <text:s text:c="46"/><text:span text:style-name="T2">Talmud</text:span></text:p>
      <text:p text:style-name="P3">jak nazywała się polska stacja radiowa działająca od VIII. 1944 w Lublinie <text:s text:c="5"/><text:span text:style-name="T2">Pszczółka</text:span></text:p>
      <text:p text:style-name="P3">dziesięć mil niczego to krajobraz Polski z której powieści Sienkiewicza <text:s text:c="3"/><text:span text:style-name="T2">Bez dogmatu</text:span></text:p>
      <text:p text:style-name="P3">w co zamieniła się Dafne kiedy gonił ją Apollo <text:s text:c="24"/><text:span text:style-name="T2"><text:s/>wawrzyn, laurowe drzewo</text:span></text:p>
      <text:p text:style-name="P2"><text:span text:style-name="T1"/></text:p>
      <text:p text:style-name="P2">Etap III</text:p>
      <text:p text:style-name="P3"/>
      <text:p text:style-name="P3">kiedy odbył się pierwszy wyścig Pokoju <text:s/>przed czy po II WŚ <text:s text:c="26"/><text:span text:style-name="T2"><text:s text:c="3"/>po II WŚ</text:span></text:p>
      <text:p text:style-name="P3">z którego państwa pochodzi ostry sos tabasco <text:s text:c="54"/><text:span text:style-name="T2">Meksyk</text:span></text:p>
      <text:p text:style-name="P3">pasaty to wiatry stałe czy okresowe <text:s text:c="68"/><text:span text:style-name="T2"><text:s text:c="2"/>stałe</text:span></text:p>
      <text:p text:style-name="P3">który rzeźbiarz jest autorem pomników: Balzac, Hugo, <text:s/>mieszcanie z Calais <text:s text:c="4"/><text:span text:style-name="T2"><text:s text:c="2"/>Rodin</text:span> <text:s text:c="40"/></text:p>
      <text:p text:style-name="P3">czy Desdemona była żoną Otella <text:s text:c="74"/><text:span text:style-name="T2"><text:s/>TAK</text:span></text:p>
      <text:p text:style-name="P3">w jaki sposób zginęła Desdemona <text:s text:c="61"/><text:span text:style-name="T2"><text:s/>została uduszona</text:span></text:p>
      <text:p text:style-name="P3">szarawary to część ubioru czy rodzaj bębnów <text:s text:c="54"/><text:span text:style-name="T2"><text:s/>ubiór</text:span></text:p>
      <text:p text:style-name="P3">w którym europejskim mieście stoi rokokowy pałac Monbiju <text:s text:c="28"/><text:span text:style-name="T2"><text:s text:c="2"/>Berlin</text:span></text:p>
      <text:p text:style-name="P3">jak nazywał się mediolański ród z którego pochodziła Królowa Bona <text:s text:c="17"/><text:span text:style-name="T2">Sforzowie</text:span></text:p>
      <text:p text:style-name="P3">Batman czy Superman który jest bohaterem filmu Mroczny rycesz powstaje <text:s text:c="5"/><text:span text:style-name="T2"><text:s/>Batman</text:span></text:p>
      <text:p text:style-name="P3">w ktorym państwie przyszło na świat pierwsze dziecko z in vitro <text:s text:c="16"/><text:span text:style-name="T2"><text:s/>Wlk Brytania</text:span></text:p>
      <text:p text:style-name="P3">nad którym jeziorem leży Kruszwica <text:s text:c="67"/><text:span text:style-name="T2"><text:s/>Gopło</text:span></text:p>
      <text:p text:style-name="P3">czy lis należy do rodziny psowatych <text:s text:c="69"/><text:span text:style-name="T2">TAK</text:span></text:p>
      <text:p text:style-name="P3">patriarcha Jakub we śnie zobaczył drabinę, kto po niej wchodził i schodził <text:s text:c="7"/><text:span text:style-name="T2"><text:s text:c="2"/>aniołowie</text:span></text:p>
      <text:p text:style-name="P3">pierwsze wiatraki powstały w Persji ok X w przed czy naszej ery <text:s text:c="23"/><text:span text:style-name="T2"><text:s/>naszej ery</text:span></text:p>
      <text:p text:style-name="P3">jak nazywa się kosz zawieszony pod balonem <text:s text:c="54"/><text:span text:style-name="T2">gondola</text:span></text:p>
      <text:p text:style-name="P3">w którym roku zgromadzenie ogólne ONZ uchwaliło konwencję praw dziecka <text:s text:c="2"/><text:span text:style-name="T2">1989</text:span></text:p>
      <text:p text:style-name="P3">regulaminowa wysokość bramki na boisku wynosi mniej, więcej czy 2,5 m <text:s text:c="7"/><text:span text:style-name="T2">mniej </text:span></text:p>
      <text:p text:style-name="P3"><text:soft-page-break/>jakie imię nosiła matka kaina i Abla <text:s text:c="69"/><text:span text:style-name="T2">Ewa</text:span></text:p>
      <text:p text:style-name="P3">jak nazywała się twierdza stojąca w obrębie miasta mieszcząca koszary <text:s text:c="11"/><text:span text:style-name="T2"><text:s/>cytadela</text:span></text:p>
      <text:p text:style-name="P3">która rodzina, bohaterowie kreskówki dla dzieci żyje w nieodległej przyszłości Flinstonowie czy Jetsonowie <text:s text:c="98"/><text:span text:style-name="T2">Jetsonowie</text:span></text:p>
      <text:p text:style-name="P3">w którym włoskim mieście stoim wzniesiona w XI w Bazylika św. Marka <text:s text:c="9"/><text:span text:style-name="T2">Wenecja</text:span></text:p>
      <text:p text:style-name="P3">wirtuozem ktorego instrumentu była Halina Czerny- Stefańska <text:s text:c="26"/><text:span text:style-name="T2"><text:s/>fortepian</text:span></text:p>
      <text:p text:style-name="P3">której bogini było poświęcone drzewo oliwne <text:s text:c="55"/><text:span text:style-name="T2">Atena</text:span></text:p>
      <text:p text:style-name="P3">jak nazywa się międzynarodowa policja kryminalna <text:s text:c="44"/><text:span text:style-name="T2"><text:s/>Interpol</text:span></text:p>
      <text:p text:style-name="P3">czy słowa Seradela i sardela znaczą to samo <text:s text:c="56"/><text:span text:style-name="T2"><text:s text:c="2"/>NIE </text:span></text:p>
      <text:p text:style-name="P3">ile krzyży widnieje na fladze Grecji <text:s text:c="71"/><text:span text:style-name="T2"><text:s/>jeden</text:span></text:p>
      <text:p text:style-name="P3">morszczyn to skorupiak czy glon morski <text:s text:c="63"/><text:span text:style-name="T2"><text:s/>glon</text:span></text:p>
      <text:p text:style-name="P3">o ile stopni musi się obrócić samolot żeby wykonać beczkę <text:s text:c="33"/><text:span text:style-name="T2"><text:s/>360</text:span></text:p>
      <text:p text:style-name="P3">czy Europejski Trybunał Obrachunkowy to unijny sąd <text:s text:c="41"/><text:span text:style-name="T2"><text:s/>NIE </text:span></text:p>
      <text:p text:style-name="P3"><text:s/>które zwierzę towarzyszy dziewczynie na obrazie Chełmońskiego Babie lato <text:s text:c="4"/><text:span text:style-name="T2"><text:s/>pies</text:span></text:p>
      <text:p text:style-name="P3">jak z języka angielskiego nazywa się dotacja przeznaczona na konkretny projekt badawczy </text:p>
      <text:p text:style-name="P4">gran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1T15:31:48.23</meta:creation-date>
    <meta:document-statistic meta:table-count="0" meta:image-count="0" meta:object-count="0" meta:page-count="3" meta:paragraph-count="104" meta:word-count="902" meta:character-count="9359"/>
    <dc:date>2014-08-31T18:46:10.31</dc:date>
    <meta:editing-duration>PT00H03M33S</meta:editing-duration>
    <meta:editing-cycles>1</meta:editing-cycles>
    <meta:generator>OpenOffice.ux.pl/3.1$Win32 OpenOffice.org_project/310m11$Build-39399</meta:generator>
  </office:meta>
</office:document-meta>
</file>